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Hack" svg:font-family="Hack" style:font-pitch="fixed"/>
    <style:font-face style:name="DejaVu Serif1" svg:font-family="'DejaVu Serif'" style:font-pitch="variable"/>
    <style:font-face style:name="Hack1" svg:font-family="Hack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4347in" table:align="left"/>
    </style:style>
    <style:style style:name="Table1.A" style:family="table-column">
      <style:table-column-properties style:column-width="0.7486in"/>
    </style:style>
    <style:style style:name="Table1.B" style:family="table-column">
      <style:table-column-properties style:column-width="1.0611in"/>
    </style:style>
    <style:style style:name="Table1.C" style:family="table-column">
      <style:table-column-properties style:column-width="0.625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1.B1" style:family="table-cell">
      <style:table-cell-properties style:vertical-align="middle" fo:padding-left="0.1354in" fo:padding-right="0.1354in" fo:padding-top="0.0625in" fo:padding-bottom="0.0625in" fo:border-left="0.05pt solid #000000" fo:border-right="none" fo:border-top="0.05pt solid #000000" fo:border-bottom="0.05pt solid #000000"/>
    </style:style>
    <style:style style:name="P1" style:family="paragraph" style:parent-style-name="Standard">
      <style:text-properties officeooo:rsid="000a727f" officeooo:paragraph-rsid="000a727f"/>
    </style:style>
    <style:style style:name="P2" style:family="paragraph" style:parent-style-name="Table_20_Contents">
      <style:paragraph-properties fo:text-align="center" style:justify-single-word="false"/>
      <style:text-properties fo:font-size="9pt" officeooo:rsid="000c9790" officeooo:paragraph-rsid="000c9790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Table_20_Heading">
      <style:paragraph-properties fo:text-align="center" style:justify-single-word="false"/>
      <style:text-properties fo:font-size="9pt" fo:font-weight="bold" style:font-size-asian="9pt" style:font-size-complex="9pt"/>
    </style:style>
    <style:style style:name="P5" style:family="paragraph" style:parent-style-name="Table_20_Heading">
      <style:paragraph-properties fo:text-align="center" style:justify-single-word="false"/>
      <style:text-properties fo:font-size="9pt" fo:font-weight="bold" officeooo:rsid="000c9790" officeooo:paragraph-rsid="000c9790" style:font-size-asian="9pt" style:font-size-complex="9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Hack" fo:font-size="8pt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DejaVu Serif" fo:font-size="8pt" style:font-size-asian="8pt" style:font-size-complex="8pt"/>
    </style:style>
    <style:style style:name="T5" style:family="text">
      <style:text-properties style:font-name="Hack" fo:font-size="8pt" style:font-size-asian="8pt" style:font-size-complex="8pt"/>
    </style:style>
    <style:style style:name="T6" style:family="text">
      <style:text-properties fo:font-size="9pt" style:font-size-asian="9pt" style:font-size-complex="9pt"/>
    </style:style>
    <style:style style:name="gr1" style:family="graphic">
      <style:graphic-properties draw:stroke="none" svg:stroke-color="#000000" draw:fill="none" draw:fill-color="#ffffff" fo:min-height="2.3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3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4.4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Shape1" draw:style-name="gr5" draw:text-style-name="P7" svg:width="4.2906in" svg:height="4.4169in" svg:x="3.0098in" svg:y="0.0764in"><draw:text-box><text:p><text:span text:style-name="T3">Sprites</text:span></text:p><text:p><text:span text:style-name="T2"/></text:p><text:p><text:span text:style-name="T2">spr id x y [colorkey=-1] [scale=1] [flip=0] [rotate=0] [w=1 h=1]</text:span></text:p><text:p><text:span text:style-name="T5"/></text:p><text:p><text:span text:style-name="T5">Spr (256,plyr.idle,plyr.x,plyr.y,0,1,1,0,1,1)</text:span></text:p><text:p><text:span text:style-name="T2"/></text:p><text:p><text:span text:style-name="T2">Draws the sprite number index at the x and y coordinate.</text:span></text:p><text:p><text:span text:style-name="T2"/></text:p><text:p><text:span text:style-name="T2">You can specify a colorkey in the palette which will be used as the transparent color or use a value of -1 for an opaque sprite.</text:span></text:p><text:p><text:span text:style-name="T2"/></text:p><text:p><text:span text:style-name="T2">The sprite can be scaled up by a desired factor. For example, a scale factor of 2 means an 8x8 pixel sprite is drawn to a 16x16 area of the screen.</text:span></text:p><text:p><text:span text:style-name="T2"/></text:p><text:p><text:span text:style-name="T2">You can flip the sprite where:</text:span></text:p><text:p><text:span text:style-name="T2"/></text:p><text:p><text:span text:style-name="T2">0 = No Flip</text:span></text:p><text:p><text:span text:style-name="T2">1 = Flip horizontally</text:span></text:p><text:p><text:span text:style-name="T2">2 = Flip vertically</text:span></text:p><text:p><text:span text:style-name="T2">3 = Flip both vertically and horizontally</text:span></text:p><text:p><text:span text:style-name="T2">When you rotate the sprite, it's rotated clockwise in 90° steps:</text:span></text:p><text:p><text:span text:style-name="T2"/></text:p><text:p><text:span text:style-name="T2">0 = No rotation</text:span></text:p><text:p><text:span text:style-name="T2">1 = 90° rotation</text:span></text:p><text:p><text:span text:style-name="T2">2 = 180° rotation</text:span></text:p><text:p><text:span text:style-name="T2">3 = 270° rotation</text:span></text:p><text:p><text:span text:style-name="T2">You can draw a composite sprite (consisting of a rectangular region of sprites from the sprite sheet) by specifying the w and h parameters (which default to 1).</text:span></text:p><text:p><text:span text:style-name="T2"/></text:p><text:p><text:span text:style-name="T5">spr(64+t%80//10,x,y,14,3,0,0,1,1)</text:span></text:p><text:p><text:span text:style-name="T2">t%80 is the number of frames in this case 8 frames</text:span></text:p><text:p><text:span text:style-name="T2"/></text:p><text:p><text:span text:style-name="T2">t%60//30 alternates between two frames</text:span></text:p></draw:text-box></draw:frame>Key map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848537842864">
            <table:table-cell table:style-name="Table1.A1" office:value-type="string">
              <text:p text:style-name="P4">Action</text:p>
            </table:table-cell>
            <table:table-cell table:style-name="Table1.B1" office:value-type="string">
              <text:p text:style-name="P4">Key (QWERTY)</text:p>
            </table:table-cell>
            <table:table-cell table:style-name="Table1.A1" office:value-type="string">
              <text:p text:style-name="P5">Code</text:p>
            </table:table-cell>
          </table:table-row>
        </table:table-header-rows>
        <table:table-row table:style-name="TableLine94848537981360">
          <table:table-cell table:style-name="Table1.A1" office:value-type="string">
            <text:p text:style-name="P3">Up</text:p>
          </table:table-cell>
          <table:table-cell table:style-name="Table1.B1" office:value-type="string">
            <text:p text:style-name="P3">Up Arrow</text:p>
          </table:table-cell>
          <table:table-cell table:style-name="Table1.A1" office:value-type="string">
            <text:p text:style-name="P2">0</text:p>
          </table:table-cell>
        </table:table-row>
        <table:table-row table:style-name="TableLine94848537979888">
          <table:table-cell table:style-name="Table1.A1" office:value-type="string">
            <text:p text:style-name="P3">Down</text:p>
          </table:table-cell>
          <table:table-cell table:style-name="Table1.B1" office:value-type="string">
            <text:p text:style-name="P3">Down Arrow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Line94848537980256">
          <table:table-cell table:style-name="Table1.A1" office:value-type="string">
            <text:p text:style-name="P3">Left</text:p>
          </table:table-cell>
          <table:table-cell table:style-name="Table1.B1" office:value-type="string">
            <text:p text:style-name="P3">Left Arrow</text:p>
          </table:table-cell>
          <table:table-cell table:style-name="Table1.A1" office:value-type="string">
            <text:p text:style-name="P2">2</text:p>
          </table:table-cell>
        </table:table-row>
        <table:table-row table:style-name="TableLine94848537141584">
          <table:table-cell table:style-name="Table1.A1" office:value-type="string">
            <text:p text:style-name="P3">Right</text:p>
          </table:table-cell>
          <table:table-cell table:style-name="Table1.B1" office:value-type="string">
            <text:p text:style-name="P3">Right Arrow</text:p>
          </table:table-cell>
          <table:table-cell table:style-name="Table1.A1" office:value-type="string">
            <text:p text:style-name="P2">3</text:p>
          </table:table-cell>
        </table:table-row>
        <table:table-row table:style-name="TableLine94848537142480">
          <table:table-cell table:style-name="Table1.A1" office:value-type="string">
            <text:p text:style-name="P3">A</text:p>
          </table:table-cell>
          <table:table-cell table:style-name="Table1.B1" office:value-type="string">
            <text:p text:style-name="P3">Z</text:p>
          </table:table-cell>
          <table:table-cell table:style-name="Table1.A1" office:value-type="string">
            <text:p text:style-name="P2">4</text:p>
          </table:table-cell>
        </table:table-row>
        <table:table-row table:style-name="TableLine94848537143680">
          <table:table-cell table:style-name="Table1.A1" office:value-type="string">
            <text:p text:style-name="P3">B</text:p>
          </table:table-cell>
          <table:table-cell table:style-name="Table1.B1" office:value-type="string">
            <text:p text:style-name="P3">X</text:p>
          </table:table-cell>
          <table:table-cell table:style-name="Table1.A1" office:value-type="string">
            <text:p text:style-name="P2">5</text:p>
          </table:table-cell>
        </table:table-row>
        <table:table-row table:style-name="TableLine94848537144656">
          <table:table-cell table:style-name="Table1.A1" office:value-type="string">
            <text:p text:style-name="P3">X</text:p>
          </table:table-cell>
          <table:table-cell table:style-name="Table1.B1" office:value-type="string">
            <text:p text:style-name="P3">A</text:p>
          </table:table-cell>
          <table:table-cell table:style-name="Table1.A1" office:value-type="string">
            <text:p text:style-name="P2">6</text:p>
          </table:table-cell>
        </table:table-row>
        <table:table-row table:style-name="TableLine94848537145632">
          <table:table-cell table:style-name="Table1.A1" office:value-type="string">
            <text:p text:style-name="P3">Y</text:p>
          </table:table-cell>
          <table:table-cell table:style-name="Table1.B1" office:value-type="string">
            <text:p text:style-name="P3">S</text:p>
          </table:table-cell>
          <table:table-cell table:style-name="Table1.A1" office:value-type="string">
            <text:p text:style-name="P2">7</text:p>
          </table:table-cell>
        </table:table-row>
      </table:table>
      <text:p text:style-name="Standard"><draw:frame text:anchor-type="paragraph" draw:z-index="1" draw:name="Shape1_0" draw:style-name="gr4" draw:text-style-name="P10" svg:width="7.8524in" svg:height="2.3713in" svg:x="-0.2972in" svg:y="1.4138in"><draw:text-box><text:p><text:span text:style-name="T3">Map</text:span></text:p><text:p><text:span text:style-name="T2"/></text:p><text:p><text:span text:style-name="T2">map [x=0 y=0] [w=30 h=17] [sx=0 sy=0] [colorkey=-1] [scale=1] [remap=nil]</text:span></text:p><text:p><text:span text:style-name="T2"/></text:p><text:p><text:span text:style-name="T2">Parameters:</text:span></text:p><text:p><text:span text:style-name="T2">x : The leftmost map cell to be drawn.</text:span></text:p><text:p><text:span text:style-name="T2">y : The uppermost map cell to be drawn.</text:span></text:p><text:p><text:span text:style-name="T2">w : The number of cells to draw horizontally.</text:span></text:p><text:p><text:span text:style-name="T2">h : The number of cells to draw vertically.</text:span></text:p><text:p><text:span text:style-name="T2">sx : The screen x coordinate where drawing of the map section will start.</text:span></text:p><text:p><text:span text:style-name="T2">sy : The screen y coordinate where drawing of the map section will start.</text:span></text:p><text:p><text:span text:style-name="T2">colorkey : index (or array of indexes 0.80.0) of the color that will be used as transparent color. Not setting this parameter will make the map opaque.</text:span></text:p><text:p><text:span text:style-name="T2">scale : Map scaling.</text:span></text:p><text:p><text:span text:style-name="T2">remap: An optional function called before every tile is drawn. Using this callback function you can show or hide tiles, create tile animations or flip/rotate tiles during the map rendering stage: callback [tile [x y] ] -&gt; [tile [flip [rotate] ] ]</text:span></text:p><text:p><text:span text:style-name="T6"/></text:p><text:p><text:span text:style-name="T6"/></text:p></draw:text-box></draw:frame><draw:frame text:anchor-type="paragraph" draw:z-index="2" draw:name="Shape2" draw:style-name="gr1" draw:text-style-name="P9" svg:width="7.3831in" svg:height="2.3386in" svg:x="-0.2972in" svg:y="3.5882in"><draw:text-box><text:p><text:span text:style-name="T4">-- title: <text:s/>Remap demo</text:span></text:p><text:p><text:span text:style-name="T4"/></text:p><text:p><text:span text:style-name="T4">--Note that `yourWaterfallTile`, `speed` and `frames` aren't defined here.</text:span></text:p><text:p><text:span text:style-name="T4">--This is up to you. The value of `speed` should be greater than 0 but less than or equal to 1.</text:span></text:p><text:p><text:span text:style-name="T4"/></text:p><text:p><text:span text:style-name="T5">gameTicks=0</text:span></text:p><text:p><text:span text:style-name="T5">function remap(tile,x,y)</text:span></text:p><text:p><text:span text:style-name="T5"><text:tab/></text:span><text:span text:style-name="T5">local outTile,flip,rotate=tile,0,0</text:span></text:p><text:p><text:span text:style-name="T5"><text:tab/></text:span><text:span text:style-name="T5">if tile==yourWaterfallTile then</text:span></text:p><text:p><text:span text:style-name="T5"><text:tab/></text:span><text:span text:style-name="T5"><text:tab/></text:span><text:span text:style-name="T5">outTile=outTile+math.floor(gameTicks*speed)%frames</text:span></text:p><text:p><text:span text:style-name="T5"><text:tab/></text:span><text:span text:style-name="T5">end</text:span></text:p><text:p><text:span text:style-name="T5"><text:tab/></text:span><text:span text:style-name="T5">return outTile,flip,rotate --or simply `return outTile`.</text:span></text:p><text:p><text:span text:style-name="T5">end</text:span></text:p><text:p><text:span text:style-name="T5">function TIC()</text:span></text:p><text:p><text:span text:style-name="T5"><text:tab/></text:span><text:span text:style-name="T5">cls()</text:span></text:p><text:p><text:span text:style-name="T5"><text:tab/></text:span><text:span text:style-name="T5">map(0,0,30,17,0,0,-1,1,remap) --The `remap()` function is used here.</text:span></text:p><text:p><text:span text:style-name="T5"><text:tab/></text:span><text:span text:style-name="T5">gameTicks=gameTicks+1</text:span></text:p><text:p><text:span text:style-name="T5">end</text:span></text:p></draw:text-box></draw:frame><draw:frame text:anchor-type="paragraph" draw:z-index="3" draw:name="Shape3" draw:style-name="gr3" draw:text-style-name="P8" svg:width="2.4677in" svg:height="1.2894in" svg:x="-0.1728in" svg:y="0.2173in"><draw:text-box><text:p><text:span text:style-name="T3">Pico 8 Palette</text:span></text:p><text:p><text:span text:style-name="T2">0000007e25531d2b535f574fab5236008751ff004d83769cff77a8ffa300c2c3c700e756ffccaa29adfffff024fff1e8</text:span></text:p><text:p><text:span text:style-name="T2"/></text:p><text:p><text:span text:style-name="T2">mset((p.x+3)//8,(p.y+3)//8,tile)</text:span></text:p></draw:text-box></draw:frame><draw:frame text:anchor-type="paragraph" draw:z-index="4" draw:name="Shape4" draw:style-name="gr2" draw:text-style-name="P7" svg:width="2.7539in" svg:height="0.7815in" svg:x="5.0453in" svg:y="3.5339in"><draw:text-box><text:p><text:span text:style-name="T1">Bookmarks</text:span></text:p><text:p><text:span text:style-name="T2">CTRL+F1 <text:s text:c="8"/></text:span><text:span text:style-name="T2"><text:tab/></text:span><text:span text:style-name="T2">- toggle bookmarks</text:span></text:p><text:p><text:span text:style-name="T2">SHIFT+F1 <text:s text:c="7"/></text:span><text:span text:style-name="T2"><text:tab/></text:span><text:span text:style-name="T2">- go to previous bookmark</text:span></text:p><text:p><text:span text:style-name="T2">F1 <text:s text:c="13"/></text:span><text:span text:style-name="T2"><text:tab/></text:span><text:span text:style-name="T2">- go to next bookmark</text:span></text:p><text:p><text:span text:style-name="T2">CTRL+SHIFT+F1 <text:s text:c="2"/>- remove all the bookmarks</text:span></text:p></draw:text-box></draw:frame><draw:frame text:anchor-type="paragraph" draw:z-index="5" draw:name="Shape5" draw:style-name="gr1" draw:text-style-name="P7" svg:width="2.448in" svg:height="2.3386in" svg:x="5.1035in" svg:y="4.7193in"><draw:text-box><text:p><text:span text:style-name="T1">Array/Tables </text:span></text:p><text:p><text:span text:style-name="T2"/></text:p><text:p><text:span text:style-name="T2">local items = {}</text:span></text:p><text:p><text:span text:style-name="T2"/></text:p><text:p><text:span text:style-name="T2">-- add some items to the set</text:span></text:p><text:p><text:span text:style-name="T2">items["foo"] = true</text:span></text:p><text:p><text:span text:style-name="T2">items[123] = true</text:span></text:p><text:p><text:span text:style-name="T2"/></text:p><text:p><text:span text:style-name="T2">-- is "foo" in the set?</text:span></text:p><text:p><text:span text:style-name="T2">if items["foo"] then</text:span></text:p><text:p><text:span text:style-name="T2"><text:s text:c="2"/></text:span><text:span text:style-name="T2">-- do stuff</text:span></text:p><text:p><text:span text:style-name="T2">end</text:span></text:p><text:p><text:span text:style-name="T2"/></text:p><text:p><text:span text:style-name="T2">-- remove item from the set</text:span></text:p><text:p><text:span text:style-name="T2">items[123] = nil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><text:soft-page-break/>function Rnd(min, max) {</text:p>
      <text:p text:style-name="P6"><text:s text:c="2"/>if (min == undefined &amp;&amp; max == undefined) {</text:p>
      <text:p text:style-name="P6"><text:s text:c="4"/>return Math.random()</text:p>
      <text:p text:style-name="P6"><text:s text:c="2"/>}</text:p>
      <text:p text:style-name="P6"><text:s text:c="2"/>if (max == undefined) {</text:p>
      <text:p text:style-name="P6"><text:s text:c="4"/>max = min</text:p>
      <text:p text:style-name="P6"><text:s text:c="4"/>min = 0</text:p>
      <text:p text:style-name="P6"><text:s text:c="2"/>}</text:p>
      <text:p text:style-name="P6"><text:s text:c="2"/>return Math.floor(Math.random()*max)+min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Hack" svg:font-family="Hack" style:font-pitch="fixed"/>
    <style:font-face style:name="DejaVu Serif1" svg:font-family="'DejaVu Serif'" style:font-pitch="variable"/>
    <style:font-face style:name="Hack1" svg:font-family="Hack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16:59:52.612653472</meta:creation-date>
    <dc:date>2021-07-13T21:39:00.031837448</dc:date>
    <meta:editing-duration>PT5H31M57S</meta:editing-duration>
    <meta:editing-cycles>11</meta:editing-cycles>
    <meta:generator>LibreOffice/7.1.4.2$Linux_X86_64 LibreOffice_project/10$Build-2</meta:generator>
    <meta:document-statistic meta:table-count="1" meta:image-count="0" meta:object-count="0" meta:page-count="2" meta:paragraph-count="38" meta:word-count="65" meta:character-count="290" meta:non-whitespace-character-count="241"/>
  </office:meta>
</office:document-meta>
</file>